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2" style:family="paragraph" style:parent-style-name="Footnote">
      <style:text-properties fo:language="en" fo:country="GB" officeooo:paragraph-rsid="10708d18"/>
    </style:style>
    <style:style style:name="P13" style:family="paragraph" style:parent-style-name="Footnote">
      <style:text-properties fo:language="en" fo:country="GB" officeooo:paragraph-rsid="1071f730" fo:background-color="transparent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8d18" style:font-size-asian="10pt" style:font-size-complex="10pt"/>
    </style:style>
    <style:style style:name="P48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0eafc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paragraph-rsid="0f3ae219"/>
    </style:style>
    <style:style style:name="P55" style:family="paragraph" style:parent-style-name="Footnote">
      <style:text-properties officeooo:rsid="043ccc66" officeooo:paragraph-rsid="0f40045a"/>
    </style:style>
    <style:style style:name="P56" style:family="paragraph" style:parent-style-name="Footnote">
      <style:text-properties officeooo:rsid="043ccc66" officeooo:paragraph-rsid="0f4dc0dc"/>
    </style:style>
    <style:style style:name="P57" style:family="paragraph" style:parent-style-name="Standard">
      <style:text-properties officeooo:paragraph-rsid="0f4adb30"/>
    </style:style>
    <style:style style:name="P58" style:family="paragraph" style:parent-style-name="Standard">
      <style:text-properties officeooo:paragraph-rsid="0f4cd335"/>
    </style:style>
    <style:style style:name="P59" style:family="paragraph" style:parent-style-name="Standard">
      <style:text-properties officeooo:paragraph-rsid="0f6ac771"/>
    </style:style>
    <style:style style:name="P60" style:family="paragraph" style:parent-style-name="Standard">
      <style:text-properties officeooo:paragraph-rsid="0f6d4ef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0cc79a2d"/>
    </style:style>
    <style:style style:name="P70" style:family="paragraph" style:parent-style-name="Footnote">
      <style:text-properties officeooo:paragraph-rsid="0fa0ab6e"/>
    </style:style>
    <style:style style:name="P71" style:family="paragraph" style:parent-style-name="Footnote">
      <style:text-properties officeooo:paragraph-rsid="101f3d54"/>
    </style:style>
    <style:style style:name="P72" style:family="paragraph" style:parent-style-name="Standard">
      <style:text-properties officeooo:paragraph-rsid="1032d175"/>
    </style:style>
    <style:style style:name="P73" style:family="paragraph" style:parent-style-name="Footnote">
      <style:text-properties officeooo:paragraph-rsid="101b7bd9"/>
    </style:style>
    <style:style style:name="P74" style:family="paragraph" style:parent-style-name="Standard">
      <style:text-properties officeooo:paragraph-rsid="103d33d3"/>
    </style:style>
    <style:style style:name="P75" style:family="paragraph" style:parent-style-name="Standard">
      <style:text-properties officeooo:paragraph-rsid="102b18a5"/>
    </style:style>
    <style:style style:name="P7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06efe1b"/>
    </style:style>
    <style:style style:name="P79" style:family="paragraph" style:parent-style-name="Standard">
      <style:text-properties officeooo:paragraph-rsid="10783d40"/>
    </style:style>
    <style:style style:name="P80" style:family="paragraph" style:parent-style-name="Standard">
      <style:text-properties officeooo:paragraph-rsid="0c819a59"/>
    </style:style>
    <style:style style:name="P81" style:family="paragraph" style:parent-style-name="Standard">
      <style:text-properties officeooo:paragraph-rsid="0c8364eb"/>
    </style:style>
    <style:style style:name="P82" style:family="paragraph" style:parent-style-name="Standard">
      <style:text-properties officeooo:paragraph-rsid="0ddfbc49"/>
    </style:style>
    <style:style style:name="P83" style:family="paragraph" style:parent-style-name="Standard">
      <style:text-properties officeooo:paragraph-rsid="0a0f8417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7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10783d40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6d6c4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92931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0602e67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10555e9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0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e7cf8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2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4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5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6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7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45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4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8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officeooo:rsid="1049ed3a"/>
    </style:style>
    <style:style style:name="T153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fo:language="en" fo:country="GB" officeooo:rsid="10555e93" style:font-size-asian="12pt" style:font-size-complex="12pt"/>
    </style:style>
    <style:style style:name="T156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1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82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text-underline-style="none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5e6e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size-complex="12pt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10a19599"/>
    </style:style>
    <style:style style:name="T218" style:family="text">
      <style:text-properties fo:language="en" fo:country="GB" officeooo:rsid="10b6b930"/>
    </style:style>
    <style:style style:name="T219" style:family="text">
      <style:text-properties fo:language="en" fo:country="GB" officeooo:rsid="104a6b49"/>
    </style:style>
    <style:style style:name="T220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3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224" style:family="text">
      <style:text-properties fo:language="en" fo:country="GB" officeooo:rsid="10555e93" style:font-size-asian="12pt" style:font-size-complex="12pt"/>
    </style:style>
    <style:style style:name="T225" style:family="text">
      <style:text-properties officeooo:rsid="0f981b1c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1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officeooo:rsid="10b6b930"/>
    </style:style>
    <style:style style:name="T245" style:family="text">
      <style:text-properties officeooo:rsid="10653724"/>
    </style:style>
    <style:style style:name="T246" style:family="text">
      <style:text-properties officeooo:rsid="1037dad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84"><text:span text:style-name="T112">Checklist for installing </text:span><text:span text:style-name="T112"><text:user-field-get text:name="Distro">Ubuntu</text:user-field-get></text:span><text:span text:style-name="T112"><text:s/></text:span><text:span text:style-name="T113"><text:user-field-get text:name="Version">24.04 LTS</text:user-field-get></text:span><text:span text:style-name="T114"><text:note text:id="ftn1" text:note-class="footnote"><text:note-citation>1</text:note-citation><text:note-body><text:p text:style-name="P71"><text:span text:style-name="T226">This </text:span><text:span text:style-name="T228"><text:user-field-get text:name="Distro">Ubuntu</text:user-field-get></text:span><text:span text:style-name="T227"><text:s/></text:span><text:span text:style-name="T229"><text:user-field-get text:name="Version">24.04 LTS</text:user-field-get></text:span><text:span text:style-name="T229"><text:s/>Desktop</text:span><text:span text:style-name="T226"> (codename noble) from April </text:span><text:span text:style-name="T230"><text:user-field-get text:name="Releaseyear">2024</text:user-field-get></text:span><text:span text:style-name="T226"><text:s/>is a so-called LTS version (stands for Long-Term Support) and is supported for 5 years until April 2029, and with a free personal Ubuntu Pro subscription for 10 years until April 2034.</text:span></text:p></text:note-body></text:note></text:span><text:span text:style-name="T115"><text:s/></text:span><text:span text:style-name="T117">Desktop</text:span><text:span text:style-name="T116">.</text:span></text:p>
      <text:p text:style-name="P26"><text:span text:style-name="Strong_20_Emphasis"><text:span text:style-name="T71"/></text:span></text:p>
      <text:p text:style-name="P27"><text:span text:style-name="Strong_20_Emphasis"><text:span text:style-name="T109"/></text:span></text:p>
      <text:p text:style-name="P25">Fill in the text box after &lt;...&gt;</text:p>
      <text:p text:style-name="P15"><text:span text:style-name="T220">&lt;user</text:span><text:span text:style-name="T185">&gt;</text:span><text:span text:style-name="T197"><text:tab/><text:tab/></text:span><text:span text:style-name="T206"> <text:tab/><text:tab/><text:tab/> </text:span><draw:control text:anchor-type="as-char" svg:y="-0.4cm" draw:z-index="4" draw:name="Gebruiker" draw:style-name="gr2" draw:text-style-name="P90" svg:width="6.002cm" svg:height="0.5cm" draw:control="control3"><svg:title>Gebruiker</svg:title><svg:desc>Volledige naam, bijv. Jan Stek</svg:desc></draw:control><text:tab/><text:span text:style-name="T204">e</text:span><text:span text:style-name="T202">.g.</text:span><text:span text:style-name="T242"> </text:span><text:span text:style-name="T212">J</text:span><text:span text:style-name="T213">ohn Doe</text:span></text:p>
      <text:p text:style-name="P79"><text:span text:style-name="T11">&lt;</text:span><text:span text:style-name="T210">user</text:span><text:span text:style-name="T6">na</text:span><text:span text:style-name="T9">me</text:span><text:span text:style-name="T185">&gt;</text:span><text:span text:style-name="T208"><text:tab/><text:tab/><text:tab/> </text:span><text:span text:style-name="T208"><draw:control text:anchor-type="as-char" svg:y="-0.4cm" draw:z-index="11" draw:name="Gberuikersnaam 2" draw:style-name="gr2" draw:text-style-name="P90" svg:width="6.002cm" svg:height="0.5cm" draw:control="control10"><svg:title>Gebruikersnaam</svg:title><svg:desc>Korte naam, bijv. jan</svg:desc></draw:control></text:span><text:span text:style-name="T208"><text:tab/></text:span><text:span text:style-name="T209">e</text:span><text:span text:style-name="T243">.g.</text:span><text:span text:style-name="T4"> </text:span><text:span text:style-name="T129">j</text:span><text:span text:style-name="T130">oh</text:span><text:span text:style-name="T129">n</text:span></text:p>
      <text:p text:style-name="P16"><text:span text:style-name="T11">&lt;</text:span><text:span text:style-name="T12">computername</text:span><text:span text:style-name="T185">&gt;</text:span><text:span text:style-name="T211"><text:tab/> </text:span><text:span text:style-name="T6"><draw:control text:anchor-type="as-char" svg:y="-0.4cm" draw:z-index="5" draw:name="Computernaam" draw:style-name="gr2" draw:text-style-name="P90" svg:width="6.002cm" svg:height="0.5cm" draw:control="control4"><svg:title>Computernaam</svg:title><svg:desc>Unieke naam van de computer</svg:desc></draw:control></text:span><text:span text:style-name="T6"><text:tab/></text:span><text:span text:style-name="T10">e</text:span><text:span text:style-name="T243">.g.</text:span><text:span text:style-name="T188"> </text:span><text:span text:style-name="T196">pc02</text:span></text:p>
      <text:p text:style-name="P17"><text:span text:style-name="T220">&lt;</text:span><text:span text:style-name="T186">user</text:span><text:span text:style-name="T185">&gt;</text:span><text:span text:style-name="T192"><text:tab/><text:tab/></text:span><text:span text:style-name="T206"> <text:tab/><text:tab/><text:tab/> </text:span><text:span text:style-name="T198"><draw:control text:anchor-type="as-char" svg:y="-0.4cm" draw:z-index="8" draw:name="Gebruiker 1" draw:style-name="gr2" draw:text-style-name="P90" svg:width="6.002cm" svg:height="0.5cm" draw:control="control7"><svg:title>Gebruiker</svg:title><svg:desc>Volledige naam, bijv. Jan Stek</svg:desc></draw:control></text:span><text:span text:style-name="T198"><text:tab/></text:span><text:span text:style-name="T204">i</text:span><text:span text:style-name="T203">.e.</text:span><text:span text:style-name="T199"> </text:span><text:span text:style-name="T200">additional </text:span><text:span text:style-name="T201">user</text:span><text:span text:style-name="T205">s</text:span></text:p>
      <text:p text:style-name="P79"><text:span text:style-name="T220">&lt;</text:span><text:span text:style-name="T186">user</text:span><text:span text:style-name="T187">n</text:span><text:span text:style-name="T184">a</text:span><text:span text:style-name="T185">me&gt;</text:span><text:span text:style-name="T183"><text:tab/><text:tab/><text:tab/> </text:span><text:span text:style-name="T208"><draw:control text:anchor-type="as-char" svg:y="-0.4cm" draw:z-index="9" draw:name="Gberuikersnaam 1" draw:style-name="gr2" draw:text-style-name="P90" svg:width="6.002cm" svg:height="0.5cm" draw:control="control8"><svg:title>Gebruikersnaam</svg:title><svg:desc>Korte naam, bijv. jan</svg:desc></draw:control></text:span><text:span text:style-name="T208"><text:tab/></text:span><text:span text:style-name="T209">i</text:span><text:span text:style-name="T203">.e.</text:span><text:span text:style-name="T193"> </text:span><text:span text:style-name="T189">additional </text:span><text:span text:style-name="T190">user</text:span><text:span text:style-name="T191">s</text:span></text:p>
      <text:p text:style-name="P76"><text:span text:style-name="T245">r</text:span>eplace &lt;...&gt; in this checklist with the value in the text box.</text:p>
      <text:p text:style-name="P46"/>
      <text:p text:style-name="P46"/>
      <text:p text:style-name="P14"><text:span text:style-name="Strong_20_Emphasis"><text:span text:style-name="T153">Not yet on Linux?</text:span></text:span><text:span text:style-name="T121"><text:tab/></text:span><text:span text:style-name="T126">Use</text:span><text:span text:style-name="T122"> </text:span><text:span text:style-name="Strong_20_Emphasis"><text:span text:style-name="T127">Checklist </text:span></text:span><text:span text:style-name="Strong_20_Emphasis"><text:span text:style-name="T128">transfer</text:span></text:span><text:span text:style-name="T122"> o</text:span><text:span text:style-name="T125">n</text:span><text:span text:style-name="T122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23"> </text:span><text:span text:style-name="T125">u</text:span><text:span text:style-name="T123">nder </text:span><text:span text:style-name="Strong_20_Emphasis"><text:span text:style-name="T154">Linux</text:span></text:span><text:span text:style-name="T124">.</text:span></text:p>
      <text:p text:style-name="P44"><text:span text:style-name="Strong_20_Emphasis"><text:span text:style-name="T144">New installation?<text:tab/></text:span></text:span><text:span text:style-name="T141"><text:tab/></text:span><text:span text:style-name="T143">Start at chapter</text:span><text:span text:style-name="T141"> </text:span><text:span text:style-name="Strong_20_Emphasis"><text:span text:style-name="T144"><text:bookmark-ref text:reference-format="page" text:ref-name="__RefNumPara__4009_1271708128">2</text:bookmark-ref></text:span></text:span><text:span text:style-name="Strong_20_Emphasis"><text:span text:style-name="T144"><text:s text:c="2"/></text:span></text:span><text:span text:style-name="Strong_20_Emphasis"><text:span text:style-name="T145"><text:bookmark-ref text:reference-format="text" text:ref-name="__RefNumPara__4009_1271708128">Perform installation</text:bookmark-ref></text:span></text:span><text:span text:style-name="T142">.</text:span></text:p>
      <text:p text:style-name="P39"/>
      <text:p text:style-name="P39"/>
      <text:list text:style-name="L1">
        <text:list-item>
          <text:p text:style-name="P86"><text:bookmark-start text:name="__RefNumPara__4083_1271708128"/>Prepar<text:span text:style-name="T225">e </text:span>installation<text:bookmark-end text:name="__RefNumPara__4083_1271708128"/></text:p>
        </text:list-item>
      </text:list>
      <text:p text:style-name="P2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51"><text:span text:style-name="Strong_20_Emphasis"><text:span text:style-name="T54"><draw:control text:anchor-type="as-char" draw:z-index="7" draw:name="Vorm3_0" draw:style-name="gr1" draw:text-style-name="P8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1"><text:span text:style-name="Strong_20_Emphasis"><text:span text:style-name="T54"><draw:control text:anchor-type="as-char" draw:z-index="13" draw:name="Vorm3_ 1" draw:style-name="gr1" draw:text-style-name="P8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T27">Log in as </text:span><text:span text:style-name="T222">&lt;user</text:span><text:span text:style-name="T194">&gt;</text:span><text:span text:style-name="T5"><text:note text:id="ftn2" text:note-class="footnote"><text:note-citation>2</text:note-citation><text:note-body><text:p text:style-name="P55"><text:span text:style-name="T74">Login any additional </text:span><text:span text:style-name="T78">users</text:span><text:span text:style-name="T80"> </text:span><text:span text:style-name="T74">and follow the same steps.</text:span></text:p></text:note-body></text:note></text:span><text:span text:style-name="T28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80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7"><text:span text:style-name="Strong_20_Emphasis"><text:span text:style-name="T56"><draw:control text:anchor-type="as-char" draw:z-index="16" draw:name="Vorm 4" draw:style-name="gr1" draw:text-style-name="P8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3" office:value-type="string">
            <text:p text:style-name="P78"><text:span text:style-name="T46">P</text:span><text:span text:style-name="T31">ress the </text:span><text:span text:style-name="T110">Super</text:span><text:span text:style-name="T29"> </text:span><text:span text:style-name="T41">key</text:span><text:span text:style-name="T22"><text:note text:id="ftn3" text:note-class="footnote"><text:note-citation>3</text:note-citation><text:note-body><text:p text:style-name="P12">The <text:span text:style-name="T140"><text:s/></text:span><text:span text:style-name="T158">Super</text:span> key is the Windows key, Command key (Apple), or Magnifier key<text:span text:style-name="T137"> </text:span><text:span text:style-name="T138">(Chromebook)</text:span><text:span text:style-name="T137">.</text:span></text:p></text:note-body></text:note></text:span><text:span text:style-name="T32">, </text:span><text:span text:style-name="T33">type</text:span><text:span text:style-name="T34"> </text:span><text:span text:style-name="User_20_Entry"><text:span text:style-name="T91">t</text:span></text:span><text:span text:style-name="User_20_Entry"><text:span text:style-name="T90">erm</text:span></text:span><text:span text:style-name="T35"> </text:span><text:span text:style-name="T42">and click the </text:span><text:span text:style-name="Strong_20_Emphasis"><text:span text:style-name="T102">Terminal</text:span></text:span><text:span text:style-name="T42"> icon</text:span><text:span text:style-name="T35">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2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0"/></text:span></text:p>
          </table:table-cell>
          <table:table-cell table:style-name="_31_._5f_Installatie_5f_voorbereiden.D4" office:value-type="string">
            <text:p text:style-name="P54"><text:span text:style-name="T13">Type the</text:span><text:span text:style-name="T15"> following</text:span><text:span text:style-name="T13"> two commands, each followed by the </text:span><text:span text:style-name="T224">Enter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5" office:value-type="string">
            <text:p text:style-name="P72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6" office:value-type="string">
            <text:p text:style-name="P72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7" office:value-type="string">
            <text:p text:style-name="P28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81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7"><text:span text:style-name="Strong_20_Emphasis"><text:span text:style-name="T56"><draw:control text:anchor-type="as-char" draw:z-index="17" draw:name="Vorm 6" draw:style-name="gr1" draw:text-style-name="P8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6"><draw:control text:anchor-type="as-char" draw:z-index="18" draw:name="Vorm 7" draw:style-name="gr1" draw:text-style-name="P8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59"><text:span text:style-name="T46">P</text:span><text:span text:style-name="T32">ress the </text:span><text:span text:style-name="T101">Super</text:span><text:span text:style-name="T32"> key, type </text:span><text:span text:style-name="User_20_Entry"><text:span text:style-name="T92">m</text:span></text:span><text:span text:style-name="User_20_Entry"><text:span text:style-name="T90">enu</text:span></text:span><text:span text:style-name="T32"> and click the </text:span><text:span text:style-name="Strong_20_Emphasis"><text:span text:style-name="T95">Install</text:span></text:span><text:span text:style-name="Strong_20_Emphasis"><text:span text:style-name="T96">ation</text:span></text:span><text:span text:style-name="Strong_20_Emphasis"><text:span text:style-name="T9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53"><text:span text:style-name="T36">Select </text:span><text:span text:style-name="Strong_20_Emphasis"><text:span text:style-name="T103">1</text:span></text:span><text:span text:style-name="T36"> Prepar</text:span><text:span text:style-name="T50">e</text:span><text:span text:style-name="T36"> installation</text:span><text:span text:style-name="T45">. 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1" office:value-type="string">
            <text:p text:style-name="P28">Follow the instructions on the screen.</text:p>
          </table:table-cell>
        </table:table-row>
      </table:table>
      <text:p text:style-name="P23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61"><text:span text:style-name="Strong_20_Emphasis"><text:span text:style-name="T56"><draw:control text:anchor-type="as-char" draw:z-index="2" draw:name="Vorm9" draw:style-name="gr1" draw:text-style-name="P8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74"><text:span text:style-name="T131">Boot the computer from</text:span><text:span text:style-name="T136"><text:note text:id="ftn4" text:note-class="footnote"><text:note-citation>1</text:note-citation><text:note-body><text:p text:style-name="P13"><text:span text:style-name="T81">Boot menu/Setup via one of the </text:span><text:span text:style-name="T82">f</text:span><text:span text:style-name="T81">requently used keys:</text:span><text:span text:style-name="T83"> </text:span><text:span text:style-name="T232">Esc</text:span><text:span text:style-name="T231">, </text:span><text:span text:style-name="T232">Delete</text:span><text:span text:style-name="T231">, </text:span><text:span text:style-name="T232">F1</text:span><text:span text:style-name="T231">, </text:span><text:span text:style-name="T232">F2</text:span><text:span text:style-name="T231">, </text:span><text:span text:style-name="T232">F9</text:span><text:span text:style-name="T231">, </text:span><text:span text:style-name="T232">F10</text:span><text:span text:style-name="T231">, </text:span><text:span text:style-name="T232">F11</text:span><text:span text:style-name="T231">, or </text:span><text:span text:style-name="T232">F12</text:span></text:p></text:note-body></text:note></text:span><text:span text:style-name="T131"> an</text:span><text:span text:style-name="T133"> </text:span><text:span text:style-name="T118"><text:user-field-get text:name="Distro">Ubuntu</text:user-field-get></text:span><text:span text:style-name="T135"><text:s/></text:span><text:span text:style-name="T119"><text:user-field-get text:name="Version">24.04 LTS</text:user-field-get></text:span><text:span text:style-name="T119"><text:s/></text:span><text:span text:style-name="T72">Desktop </text:span><text:span text:style-name="T70">L</text:span><text:span text:style-name="T68">ive</text:span><text:span text:style-name="T68"><text:note text:id="ftn5" text:note-class="footnote"><text:note-citation>2</text:note-citation><text:note-body><text:p text:style-name="P70"><text:span text:style-name="T17">From a Live USB stick you can boot and work with </text:span><text:span text:style-name="Strong_20_Emphasis"><text:span text:style-name="T139"><text:user-field-get text:name="Distro">Ubuntu</text:user-field-get></text:span></text:span><text:span text:style-name="Strong_20_Emphasis"><text:span text:style-name="T139"><text:s/></text:span></text:span><text:span text:style-name="T17">without modifying any files on the hard drive and also allows installation of </text:span><text:span text:style-name="Strong_20_Emphasis"><text:span text:style-name="T139"><text:user-field-get text:name="Distro">Ubuntu</text:user-field-get></text:span></text:span><text:span text:style-name="Strong_20_Emphasis"><text:span text:style-name="T139">.</text:span></text:span></text:p></text:note-body></text:note></text:span><text:span text:style-name="T131"> USB stick</text:span><text:span text:style-name="T69"><text:note text:id="ftn6" text:note-class="footnote"><text:note-citation>3</text:note-citation><text:note-body><text:p text:style-name="P73"><text:span text:style-name="T75">Create a bootable USB stick:<text:line-break/>Download a </text:span><text:span text:style-name="Sterk_20_accent_20_voetnoot"><text:span text:style-name="T105"><text:user-field-get text:name="Distro">Ubuntu</text:user-field-get></text:span></text:span><text:span text:style-name="Sterk_20_accent_20_voetnoot"><text:span text:style-name="T105"><text:s/>Desktop </text:span></text:span><text:span text:style-name="Sterk_20_accent_20_voetnoot"><text:span text:style-name="T105"><text:user-field-get text:name="Version">24.04 LTS</text:user-field-get></text:span></text:span><text:span text:style-name="T79"><text:s/></text:span><text:span text:style-name="T75">CD image file (.iso) from </text:span><text:a xlink:type="simple" xlink:href="https://ubuntu.com/download" text:style-name="Internet_20_link" text:visited-style-name="Visited_20_Internet_20_Link"><text:span text:style-name="T214">ubuntu.com/download</text:span></text:a><text:span text:style-name="T76">.</text:span><text:span text:style-name="T75"><text:line-break/></text:span><text:span text:style-name="T77">The next steps are described in </text:span><text:span text:style-name="Sterk_20_accent_20_voetnoot"><text:span text:style-name="T106">Linux informati</text:span></text:span><text:span text:style-name="Sterk_20_accent_20_voetnoot"><text:span text:style-name="T107">on</text:span></text:span><text:span text:style-name="T77">, which can be found at </text:span><text:a xlink:type="simple" xlink:href="https://karelzimmer.nl/en" text:style-name="Internet_20_link" text:visited-style-name="Visited_20_Internet_20_Link"><text:span text:style-name="T215">karelzimmer.nl/en</text:span></text:a><text:span text:style-name="T77">, under </text:span><text:span text:style-name="Sterk_20_accent_20_voetnoot"><text:span text:style-name="T106">Linux</text:span></text:span><text:span text:style-name="T77">.</text:span></text:p></text:note-body></text:note>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2" office:value-type="string">
            <text:p text:style-name="P34"><text:span text:style-name="T120">Select</text:span><text:span text:style-name="T57"> </text:span><text:span text:style-name="Strong_20_Emphasis"><text:span text:style-name="T64">Try or I</text:span></text:span><text:span text:style-name="Strong_20_Emphasis"><text:span text:style-name="T65">n</text:span></text:span><text:span text:style-name="Strong_20_Emphasis"><text:span text:style-name="T66">stall Ubuntu</text:span></text:span><text:span text:style-name="T132"> </text:span><text:span text:style-name="T134">and press the </text:span><text:span text:style-name="T155">Enter</text:span><text:span text:style-name="T52"> </text:span><text:span text:style-name="T53">key</text:span><text:span text:style-name="T52">.</text:span></text:p>
          </table:table-cell>
        </table:table-row>
        <table:table-row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1" draw:text-style-name="P89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244">At</text:span> <text:span text:style-name="Strong_20_Emphasis"><text:span text:style-name="T246">Select your ke</text:span></text:span><text:span text:style-name="Strong_20_Emphasis"><text:span text:style-name="T244">yboard </text:span></text:span><text:span text:style-name="Strong_20_Emphasis"><text:span text:style-name="T246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218">Choose</text:span><text:span text:style-name="T216"> </text:span><text:span text:style-name="Strong_20_Emphasis"><text:span text:style-name="T216">English (US)</text:span></text:span><text:span text:style-name="T216"> </text:span><text:span text:style-name="T218">a</text:span><text:span text:style-name="T217">n</text:span><text:span text:style-name="T218">d </text:span><text:span text:style-name="T219">variant</text:span><text:span text:style-name="T218"> </text:span><text:span text:style-name="Strong_20_Emphasis"><text:span text:style-name="T217">English (US, intl., with dead keys)</text:span></text:span><text:span text:style-name="T217"> </text:span><text:span text:style-name="T152">and click </text:span><text:span text:style-name="Strong_20_Emphasis"><text:span text:style-name="T152">Next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1" draw:text-style-name="P89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68">At</text:span><text:span text:style-name="T169"> </text:span><text:span text:style-name="Strong_20_Emphasis"><text:span text:style-name="T170">What apps would you like to install to start with?</text:span></text:span><text:span text:style-name="T170"> </text:span><text:span text:style-name="T168">choose</text:span><text:span text:style-name="T170"> </text:span><text:span text:style-name="Strong_20_Emphasis"><text:span text:style-name="T170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71">and click </text:span><text:span text:style-name="Strong_20_Emphasis"><text:span text:style-name="T179">Next</text:span></text:span><text:span text:style-name="T17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1" draw:text-style-name="P89" svg:width="0.35cm" svg:height="0.35cm" draw:control="control9"/></text:span></text:p>
          </table:table-cell>
          <table:table-cell table:style-name="_32_._5f_Installatie_5f_uitvoeren.C12" office:value-type="string">
            <text:p text:style-name="Standard"><text:span text:style-name="T166">At</text:span><text:span text:style-name="T162"> </text:span><text:span text:style-name="Strong_20_Emphasis"><text:span text:style-name="T167">Create your account</text:span></text:span><text:span text:style-name="T172">: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13" office:value-type="string">
            <text:p text:style-name="P21"><text:span text:style-name="T173">E</text:span><text:span text:style-name="T162">nter your </text:span><text:span text:style-name="T178">Your n</text:span><text:span text:style-name="T177">ame </text:span><text:span text:style-name="T223">&lt;user</text:span><text:span text:style-name="T207">&gt;</text:span><text:span text:style-name="T174">, <text:line-break/></text:span><text:span text:style-name="T164">Y</text:span><text:span text:style-name="Strong_20_Emphasis"><text:span text:style-name="T163">our computer</text:span></text:span><text:span text:style-name="Strong_20_Emphasis"><text:span text:style-name="T164">'s name</text:span></text:span><text:span text:style-name="T7"> &lt;computerna</text:span><text:span text:style-name="T8">me&gt;</text:span><text:span text:style-name="T175">,</text:span><text:span text:style-name="Strong_20_Emphasis"><text:span text:style-name="T181"><text:line-break/></text:span></text:span><text:span text:style-name="Strong_20_Emphasis"><text:span text:style-name="T165">Pick</text:span></text:span><text:span text:style-name="Strong_20_Emphasis"><text:span text:style-name="T182"> a usernam</text:span></text:span><text:span text:style-name="T163">e</text:span><text:span text:style-name="T175"> &lt;</text:span><text:span text:style-name="T7">USERna</text:span><text:span text:style-name="T8">me&gt;</text:span><text:span text:style-name="T175">,</text:span><text:span text:style-name="Strong_20_Emphasis"><text:span text:style-name="T181"><text:line-break/></text:span></text:span><text:span text:style-name="T161">enter a </text:span><text:span text:style-name="Strong_20_Emphasis"><text:span text:style-name="T176">password</text:span></text:span><text:span text:style-name="T161"> twice </text:span><text:span text:style-name="T171">and click </text:span><text:span text:style-name="Strong_20_Emphasis"><text:span text:style-name="T179">Next</text:span></text:span><text:span text:style-name="T171">.</text:span></text:p>
          </table:table-cell>
        </table:table-row>
      </table:table>
      <text:p text:style-name="P49"><text:span text:style-name="Strong_20_Emphasis"><text:span text:style-name="T58"/></text:span></text:p>
      <text:list text:continue-numbering="true" text:style-name="L1">
        <text:list-item>
          <text:p text:style-name="P85"><text:span text:style-name="Strong_20_Emphasis"><text:span text:style-name="T67">Finish installation</text:span></text:span></text:p>
        </text:list-item>
      </text:list>
      <text:p text:style-name="P50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4">Log in as </text:span><text:span text:style-name="T221">&lt;user</text:span><text:span text:style-name="T195">&gt;</text:span><text:span text:style-name="T2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1" draw:text-style-name="P89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1" draw:text-style-name="P89" svg:width="0.35cm" svg:height="0.35cm" draw:control="control18"/></text:span></text:p>
          </table:table-cell>
          <table:table-cell table:style-name="_33_._5f_Installatie_5f_afronden.C5" office:value-type="string">
            <text:p text:style-name="Standard"><text:span text:style-name="T47">P</text:span><text:span text:style-name="T31">ress the </text:span><text:span text:style-name="T101">Super</text:span><text:span text:style-name="T29"> </text:span><text:span text:style-name="T41">key</text:span><text:span text:style-name="T23"><text:note text:id="ftn7" text:note-class="footnote"><text:note-citation>1</text:note-citation><text:note-body><text:p text:style-name="P47"><text:span text:style-name="T156">The </text:span><text:span text:style-name="T159"><text:s/></text:span><text:span text:style-name="T160">Super</text:span><text:span text:style-name="T156"> key is the Windows key, Command key (Apple), or Magnifier key </text:span><text:span text:style-name="T157">(Chromebook)</text:span><text:span text:style-name="T156">.</text:span></text:p></text:note-body></text:note></text:span><text:span text:style-name="T32">, </text:span><text:span text:style-name="T33">type</text:span><text:span text:style-name="T34"> </text:span><text:span text:style-name="User_20_Entry"><text:span text:style-name="T91">t</text:span></text:span><text:span text:style-name="User_20_Entry"><text:span text:style-name="T90">erm</text:span></text:span><text:span text:style-name="T35"> </text:span><text:span text:style-name="T42">and click the </text:span><text:span text:style-name="Strong_20_Emphasis"><text:span text:style-name="T102">Terminal</text:span></text:span><text:span text:style-name="T42"> icon</text:span><text:span text:style-name="T35">.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65"><text:span text:style-name="Strong_20_Emphasis"><text:span text:style-name="T30"/></text:span></text:p>
          </table:table-cell>
          <table:table-cell table:style-name="_33_._5f_Installatie_5f_afronden.C6" office:value-type="string">
            <text:p text:style-name="P57"><text:span text:style-name="T14">Type the </text:span><text:span text:style-name="T15">following </text:span><text:span text:style-name="T14">two commands, each followed by the </text:span><text:span text:style-name="T224">Enter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7" office:value-type="string">
            <text:p text:style-name="P60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72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29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0" office:value-type="string">
            <text:p text:style-name="P82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7"><text:span text:style-name="Strong_20_Emphasis"><text:span text:style-name="T56"><draw:control text:anchor-type="as-char" draw:z-index="20" draw:name="Vorm 3" draw:style-name="gr1" draw:text-style-name="P8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75"><text:span text:style-name="T48">P</text:span><text:span text:style-name="T38">ress the </text:span><text:span text:style-name="T101">Super</text:span><text:span text:style-name="T38"> key, type </text:span><text:span text:style-name="User_20_Entry"><text:span text:style-name="T93">m</text:span></text:span><text:span text:style-name="User_20_Entry"><text:span text:style-name="T90">enu</text:span></text:span><text:span text:style-name="T38"> and click the </text:span><text:span text:style-name="Strong_20_Emphasis"><text:span text:style-name="T97">Install</text:span></text:span><text:span text:style-name="Strong_20_Emphasis"><text:span text:style-name="T98">ation</text:span></text:span><text:span text:style-name="Strong_20_Emphasis"><text:span text:style-name="T97"> menu</text:span></text:span><text:span text:style-name="T38"> icon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64"><text:span text:style-name="Strong_20_Emphasis"><text:span text:style-name="T30"/></text:span></text:p>
          </table:table-cell>
          <table:table-cell table:style-name="_33_._5f_Installatie_5f_afronden.C12" office:value-type="string">
            <text:p text:style-name="P58"><text:span text:style-name="T37">Se</text:span><text:span text:style-name="T43">lect</text:span><text:span text:style-name="T37"> </text:span><text:span text:style-name="Strong_20_Emphasis"><text:span text:style-name="T104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9"/>
          </table:table-cell>
          <table:table-cell table:style-name="_33_._5f_Installatie_5f_afronden.C13" office:value-type="string">
            <text:p text:style-name="P30">Follow the instructions on the screen.</text:p>
          </table:table-cell>
        </table:table-row>
      </table:table>
      <text:p text:style-name="P50"><text:span text:style-name="Strong_20_Emphasis"><text:span text:style-name="T24"/></text:span></text:p>
      <text:list text:continue-numbering="true" text:style-name="L1">
        <text:list-item>
          <text:p text:style-name="P88"><text:span text:style-name="Strong_20_Emphasis"><text:span text:style-name="T16">P</text:span></text:span><text:span text:style-name="Strong_20_Emphasis"><text:span text:style-name="T180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T56"><draw:control text:anchor-type="as-char" draw:z-index="6" draw:name="Vorm40_0" draw:style-name="gr1" draw:text-style-name="P89" svg:width="0.35cm" svg:height="0.35cm" draw:control="control5"/></text:span></text:p>
          </table:table-cell>
          <table:table-cell table:style-name="Tabel2.A1" office:value-type="string">
            <text:p text:style-name="P66"><text:span text:style-name="T56"><draw:control text:anchor-type="as-char" draw:z-index="12" draw:name="Vorm40_ 1" draw:style-name="gr1" draw:text-style-name="P89" svg:width="0.35cm" svg:height="0.35cm" draw:control="control11"/></text:span></text:p>
          </table:table-cell>
          <table:table-cell table:style-name="Tabel2.D1" office:value-type="string">
            <text:p text:style-name="P35"><text:span text:style-name="T25">Log in as</text:span><text:span text:style-name="T24"> </text:span><text:span text:style-name="T221">&lt;user</text:span><text:span text:style-name="T195">&gt;</text:span><text:span text:style-name="T39"><text:note text:id="ftn8" text:note-class="footnote"><text:note-citation>1</text:note-citation><text:note-body><text:p text:style-name="P56"><text:span text:style-name="T85">Login any additional </text:span><text:span text:style-name="T86">users</text:span><text:span text:style-name="T84"> </text:span><text:span text:style-name="T85">and follow the same steps.</text:span></text:p></text:note-body></text:note></text:span><text:span text:style-name="T24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43"><text:span text:style-name="T111"><draw:control text:anchor-type="as-char" draw:z-index="15" draw:name="Vorm4_ 2" draw:style-name="gr1" draw:text-style-name="P89" svg:width="0.35cm" svg:height="0.35cm" draw:control="control14"/></text:span></text:p>
          </table:table-cell>
          <table:table-cell table:style-name="Tabel2.D2" office:value-type="string">
            <text:p text:style-name="P77">Follow the welcome screens.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7"><text:span text:style-name="T56"><draw:control text:anchor-type="as-char" draw:z-index="21" draw:name="Vorm 8" draw:style-name="gr1" draw:text-style-name="P89" svg:width="0.35cm" svg:height="0.35cm" draw:control="control20"/></text:span></text:p>
          </table:table-cell>
          <table:table-cell table:style-name="Tabel2.A1" office:value-type="string">
            <text:p text:style-name="P67"><text:span text:style-name="T56"><draw:control text:anchor-type="as-char" draw:z-index="22" draw:name="Vorm 9" draw:style-name="gr1" draw:text-style-name="P89" svg:width="0.35cm" svg:height="0.35cm" draw:control="control21"/></text:span></text:p>
          </table:table-cell>
          <table:table-cell table:style-name="Tabel2.D5" office:value-type="string">
            <text:p text:style-name="P33"><text:span text:style-name="T49">P</text:span><text:span text:style-name="T40">ress the </text:span><text:span text:style-name="T101">Super</text:span><text:span text:style-name="T40"> key</text:span><text:span text:style-name="T22"><text:note text:id="ftn9" text:note-class="footnote"><text:note-citation>2</text:note-citation><text:note-body><text:p text:style-name="P48"><text:span text:style-name="T156">The </text:span><text:span text:style-name="T159"><text:s/></text:span><text:span text:style-name="T160">Super</text:span><text:span text:style-name="T156"> key is the Windows key, Command key (Apple), or Magnifier key </text:span><text:span text:style-name="T157">(Chromebook)</text:span><text:span text:style-name="T156">.</text:span></text:p></text:note-body></text:note></text:span><text:span text:style-name="T40">, type </text:span><text:span text:style-name="User_20_Entry"><text:span text:style-name="T94">m</text:span></text:span><text:span text:style-name="User_20_Entry"><text:span text:style-name="T90">enu</text:span></text:span><text:span text:style-name="T40"> and click on the </text:span><text:span text:style-name="Strong_20_Emphasis"><text:span text:style-name="T99">Install</text:span></text:span><text:span text:style-name="Strong_20_Emphasis"><text:span text:style-name="T100">ation</text:span></text:span><text:span text:style-name="Strong_20_Emphasis"><text:span text:style-name="T99"> menu</text:span></text:span><text:span text:style-name="T40"> icon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6" office:value-type="string">
            <text:p text:style-name="P32"><text:span text:style-name="T44">Select</text:span><text:span text:style-name="T37"> </text:span><text:span text:style-name="Strong_20_Emphasis"><text:span text:style-name="T104">4</text:span></text:span><text:span text:style-name="T63"> </text:span><text:span text:style-name="T51">Provision user</text:span><text:span text:style-name="T36">.</text:span></text:p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/>
          </table:table-cell>
          <table:table-cell table:style-name="Tabel2.D7" office:value-type="string">
            <text:p text:style-name="P31">Follow the instructions on the screen.</text:p>
          </table:table-cell>
        </table:table-row>
      </table:table>
      <text:p text:style-name="P38"/>
      <text:p text:style-name="P83"/>
      <text:p text:style-name="P45"><text:span text:style-name="T150">End of checklist,</text:span><text:span text:style-name="T151"> </text:span><text:span text:style-name="T147"><text:user-field-get text:name="Distro">Ubuntu</text:user-field-get></text:span><text:span text:style-name="T149"><text:s/></text:span><text:span text:style-name="T146"><text:user-field-get text:name="Version">24.04 LTS</text:user-field-get></text:span><text:span text:style-name="T146"><text:s/></text:span><text:span text:style-name="T148">Desktop</text:span><text:span text:style-name="T108"> </text:span><text:span text:style-name="T150">installation is complete.</text:span></text:p>
      <text:p text:style-name="P20"/>
      <text:p text:style-name="P18"><text:span text:style-name="T233">Written</text:span><text:span text:style-name="T234"> </text:span><text:span text:style-name="T233">by</text:span><text:span text:style-name="T234"> </text:span><text:a xlink:type="simple" xlink:href="mailto:info@karelzimmer.nl?subject=Checklist%20installation%20Linux" text:style-name="Internet_20_link" text:visited-style-name="Visited_20_Internet_20_Link"><text:span text:style-name="T240">Karel Zimmer</text:span></text:a><text:span text:style-name="T235">.</text:span></text:p>
      <text:p text:style-name="P19"><text:span text:style-name="T238">License </text:span><text:span text:style-name="T236">C</text:span><text:span text:style-name="T237">C0</text:span><text:span text:style-name="T235"> 1.0 </text:span><text:span text:style-name="T23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9"><text:s/></text:span><text:span text:style-name="T23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1-07T08:10:08.596597937">07/01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1-07T08:10:08.410529868</dc:date>
    <meta:keyword>Installatie</meta:keyword>
    <meta:keyword>Checklist</meta:keyword>
    <meta:keyword>Linux</meta:keyword>
    <meta:editing-cycles>6969</meta:editing-cycles>
    <meta:editing-duration>P12DT7H44M17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79" meta:word-count="520" meta:character-count="3195" meta:non-whitespace-character-count="2706"/>
    <meta:user-defined meta:name="Info 1"/>
    <meta:user-defined meta:name="Info 2"/>
    <meta:user-defined meta:name="Info 3"/>
    <meta:user-defined meta:name="Info 4"/>
  </office:meta>
</office:document-meta>
</file>